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Code">
      <style:text-properties fo:font-weight="normal" style:font-weight-asian="normal" style:font-weight-complex="normal"/>
    </style:style>
    <style:style style:name="P3" style:family="paragraph" style:parent-style-name="Bullet_20_First" style:list-style-name="L1"/>
    <style:style style:name="P4" style:family="paragraph" style:parent-style-name="Bullet" style:list-style-name="L1"/>
    <style:style style:name="P5" style:family="paragraph" style:parent-style-name="Bullet_20_Last" style:list-style-name="L1"/>
    <style:style style:name="T1" style:family="text">
      <style:text-properties style:text-position="super 58%"/>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number-style style:name="N0">
      <number:number number:min-integer-digits="1"/>
    </number:number-style>
  </office:automatic-styles>
  <office:body>
    <office:text>
      <office:forms form:automatic-focus="false" form:apply-design-mode="false"/>
      <text:tracked-changes>
        <text:changed-region text:id="ct1207125780">
          <text:deletion>
            <office:change-info>
              <dc:creator>Ray Lischner</dc:creator>
              <dc:date>2006-10-16T09:46:00</dc:date>
            </office:change-info>
            <text:p text:style-name="Body_20_Text_20_First">You now know enough C++ to </text:p>
          </text:deletion>
        </text:changed-region>
        <text:changed-region text:id="ct1239860784">
          <text:deletion>
            <office:change-info>
              <dc:creator>Ray Lischner</dc:creator>
              <dc:date>2006-09-18T11:39:00</dc:date>
            </office:change-info>
            <text:p text:style-name="Body_20_Text_20_First">write a non-trivial, albeit simple,</text:p>
          </text:deletion>
        </text:changed-region>
        <text:changed-region text:id="ct1244336920">
          <text:deletion>
            <office:change-info>
              <dc:creator>Ray Lischner</dc:creator>
              <dc:date>2006-10-16T09:46:00</dc:date>
            </office:change-info>
            <text:p text:style-name="Body_20_Text_20_First"><text:s/>program</text:p>
          </text:deletion>
        </text:changed-region>
        <text:changed-region text:id="ct1239859776">
          <text:deletion>
            <office:change-info>
              <dc:creator>Ray Lischner</dc:creator>
              <dc:date>2006-10-16T09:46:00</dc:date>
            </office:change-info>
            <text:p text:style-name="Body_20_Text_20_First">.</text:p>
            <text:p text:style-name="Body_20_Text"/>
          </text:deletion>
        </text:changed-region>
        <text:changed-region text:id="ct1207126788">
          <text:insertion>
            <office:change-info>
              <dc:creator>Ray Lischner</dc:creator>
              <dc:date>2006-10-16T09:47:00</dc:date>
            </office:change-info>
          </text:insertion>
        </text:changed-region>
        <text:changed-region text:id="ct1239859216">
          <text:deletion>
            <office:change-info>
              <dc:creator>Matthew Moodie</dc:creator>
              <dc:date>2006-08-24T12:27:00</dc:date>
            </office:change-info>
            <text:p text:style-name="Body_20_Text">a</text:p>
          </text:deletion>
        </text:changed-region>
        <text:changed-region text:id="ct1235851580">
          <text:insertion>
            <office:change-info>
              <dc:creator>Matthew Moodie</dc:creator>
              <dc:date>2006-08-24T12:27:00</dc:date>
            </office:change-info>
          </text:insertion>
        </text:changed-region>
        <text:changed-region text:id="ct1235850012">
          <text:insertion>
            <office:change-info>
              <dc:creator>Matthew Moodie</dc:creator>
              <dc:date>2006-08-24T12:27:00</dc:date>
            </office:change-info>
          </text:insertion>
        </text:changed-region>
        <text:changed-region text:id="ct1235849564">
          <text:deletion>
            <office:change-info>
              <dc:creator>Matthew Moodie</dc:creator>
              <dc:date>2006-08-24T12:27:00</dc:date>
            </office:change-info>
            <text:p text:style-name="Body_20_Text"><text:s/></text:p>
          </text:deletion>
        </text:changed-region>
        <text:changed-region text:id="ct1235850684">
          <text:deletion>
            <office:change-info>
              <dc:creator>Matthew Moodie</dc:creator>
              <dc:date>2006-08-24T12:27:00</dc:date>
            </office:change-info>
            <text:p text:style-name="Body_20_Text">can</text:p>
          </text:deletion>
        </text:changed-region>
        <text:changed-region text:id="ct1235849228">
          <text:insertion>
            <office:change-info>
              <dc:creator>Ray Lischner</dc:creator>
              <dc:date>2006-09-20T15:44:00</dc:date>
            </office:change-info>
          </text:insertion>
        </text:changed-region>
        <text:changed-region text:id="ct1235851132">
          <text:deletion>
            <office:change-info>
              <dc:creator>Ray Lischner</dc:creator>
              <dc:date>2006-09-18T11:38:00</dc:date>
            </office:change-info>
            <text:p text:style-name="Body_20_Text">average</text:p>
          </text:deletion>
        </text:changed-region>
        <text:changed-region text:id="ct1235852364">
          <text:insertion>
            <office:change-info>
              <dc:creator>Ray Lischner</dc:creator>
              <dc:date>2006-09-18T11:38: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text:hidden-text text:condition="ooow:comment == 1" text:string-value="" text:is-hidden="true"/>Exploration <text:variable-set text:name="chapter" office:value-type="float" office:value="26" style:data-style-name="N0">26</text:variable-set></text:p>
      <text:p text:style-name="Chapter_20_Title">Project 1: Body-Mass Index</text:p>
      <text:p text:style-name="Body_20_Text_20_First">It’s project time! <text:change text:change-id="ct1207125780"/><text:change text:change-id="ct1239860784"/><text:change text:change-id="ct1244336920"/><text:hidden-text text:condition="ooow:comment == 1" text:string-value="Yes, but you have made this assertion twice before in this book." text:is-hidden="true">Yes, but you have made this assertion twice before in this book.</text:hidden-text><text:change text:change-id="ct1239859776"/><text:change-start text:change-id="ct1207126788"/> <text:change-end text:change-id="ct1207126788"/>Body-mass index (BMI) is <text:change text:change-id="ct1239859216"/><text:change-start text:change-id="ct1235851580"/>one<text:change-end text:change-id="ct1235851580"/> way health<text:change-start text:change-id="ct1235850012"/>-<text:change-end text:change-id="ct1235850012"/><text:change text:change-id="ct1235849564"/>care professionals <text:change text:change-id="ct1235850684"/>try to determine whether a person is overweight, and by how much. To compute a BMI, you need a person’s weight in kilograms and height in meters. The BMI is simply weight/height<text:span text:style-name="T1">2</text:span>, converted to a unitless<text:hidden-text text:condition="ooow:comment == 1" text:string-value="usually spelled  'dimensionless'" text:is-hidden="true">usually spelled  'dimensionless'</text:hidden-text><text:change-start text:change-id="ct1235849228"/><text:hidden-text text:condition="ooow:" text:string-value="[RL] Sure, if you’re a mathemetician. My background, before I jumped into computer science, is physics, and scientists spell it “unitless.”" text:is-hidden="true"/><text:change-end text:change-id="ct1235849228"/> value.</text:p>
      <text:p text:style-name="Body_20_Text">Your task is to write a program that reads records, prints the records, and computes some statistics. The program starts by asking for a threshold BMI. Only records with a BMI greater than or equal to the threshold will be printed. Each record consists of a person’s name (which might contain spaces), weight in kilograms, height in centimeters (not meters), and the person’s sex (<text:span text:style-name="Code_20_Inline">'M'</text:span> or <text:span text:style-name="Code_20_Inline">'F'</text:span>). Let the user enter the sex in uppercase or lowercase.</text:p>
      <text:p text:style-name="Body_20_Text">Print each person’s BMI immediately after reading that person’s record. After collecting information for everyone, print two tables of the information. One table is for men and the other is for women. Mark records for which the BMI meets or exceeds the threshold with an asterisk after the BMI. After each table, print the mean (average) and median BMI. (Median is the value such that half the BMI values are less than the median and half are greater than the median. If the user enters an even number of records, take the <text:change text:change-id="ct1235851132"/><text:change-start text:change-id="ct1235852364"/>mean<text:change-end text:change-id="ct1235852364"/><text:hidden-text text:condition="ooow:comment == 1" text:string-value="'arithmetic mean'" text:is-hidden="true">'arithmetic mean'</text:hidden-text> of the two values in the middle.) Compute individual BMI values as integers. Compute the mean and median BMIs as floating point numbers, and print the mean with one place after the decimal point.</text:p>
      <text:p text:style-name="Body_20_Text">Listing <text:variable-get text:name="chapter" office:value-type="float" style:data-style-name="N0">26</text:variable-get>-<text:reference-ref text:reference-format="text" text:ref-name="bmi_user_session_code">1</text:reference-ref> shows a sample user session. User input is in <text:span text:style-name="T2">boldface</text:span>.</text:p>
      <text:p text:style-name="Code_20_Caption"><text:hidden-text text:condition="ooow:" text:string-value=".txt" text:is-hidden="true"/>Listing <text:variable-get text:name="chapter" office:value-type="float" style:data-style-name="N0">26</text:variable-get>-<text:reference-mark-start text:name="bmi_user_session_code"/><text:sequence text:ref-name="refText0" text:name="Text" text:formula="ooow:Text+1" style:num-format="1">1</text:sequence><text:reference-mark-end text:name="bmi_user_session_code"/>. Sample user session with the bmi program</text:p>
      <text:p text:style-name="Code_20_First">$ bmi</text:p>
      <text:p text:style-name="Code">Enter threshold BMI: <text:span text:style-name="T2">25</text:span></text:p>
      <text:p text:style-name="Code">Enter name, height (in cm), and weight (in kg) for each person:</text:p>
      <text:p text:style-name="Code">Name 1: <text:span text:style-name="T2">Ray Lischner</text:span></text:p>
      <text:p text:style-name="P2">Height (cm): <text:span text:style-name="T2">180</text:span></text:p>
      <text:p text:style-name="P2">Weight (kg): <text:span text:style-name="T2">90</text:span></text:p>
      <text:p text:style-name="P2">Sex (m or f): <text:span text:style-name="T2">m</text:span></text:p>
      <text:p text:style-name="P2">BMI = 27</text:p>
      <text:p text:style-name="P2">Name 2: <text:span text:style-name="T2">A. Nony Mouse</text:span></text:p>
      <text:p text:style-name="P2">Height (cm): <text:span text:style-name="T2">120</text:span></text:p>
      <text:p text:style-name="P2">Weight (kg): <text:span text:style-name="T2">42</text:span></text:p>
      <text:p text:style-name="P2">Sex (m or f): <text:span text:style-name="T2">F</text:span></text:p>
      <text:p text:style-name="P2">BMI = 29</text:p>
      <text:p text:style-name="P2">Name 3: <text:span text:style-name="T2">Mick E. Mouse</text:span></text:p>
      <text:p text:style-name="P2">Height (cm): <text:span text:style-name="T2">30</text:span></text:p>
      <text:p text:style-name="P2">Weight (kg): <text:span text:style-name="T2">2</text:span></text:p>
      <text:p text:style-name="P2">Sex (m or f): <text:span text:style-name="T2">M</text:span></text:p>
      <text:p text:style-name="P2">BMI = 22</text:p>
      <text:p text:style-name="P2">Name 4: <text:span text:style-name="T2">A. Nony Lischner</text:span></text:p>
      <text:p text:style-name="P2">Height (cm): <text:span text:style-name="T2">150</text:span></text:p>
      <text:p text:style-name="P2">Weight (kg): <text:span text:style-name="T2">55</text:span></text:p>
      <text:p text:style-name="P2">Sex (m or f): <text:span text:style-name="T2">m</text:span></text:p>
      <text:p text:style-name="P2">BMI = 24</text:p>
      <text:p text:style-name="P2">Name 5: <text:span text:style-name="T2">No One</text:span></text:p>
      <text:p text:style-name="P2">Height (cm): <text:span text:style-name="T2">250</text:span></text:p>
      <text:p text:style-name="P2">Weight (kg): <text:span text:style-name="T2">130</text:span></text:p>
      <text:p text:style-name="P2">Sex (m or f): <text:span text:style-name="T2">f</text:span></text:p>
      <text:p text:style-name="P2">BMI = 20</text:p>
      <text:p text:style-name="P2">Name 6: ^Z</text:p>
      <text:p text:style-name="Code"/>
      <text:p text:style-name="Code">Male data</text:p>
      <text:p text:style-name="Code">Ht(cm) Wt(kg) Sex <text:s/>BMI <text:s/>Name</text:p>
      <text:p text:style-name="Code"><text:s text:c="3"/>180 <text:s text:c="4"/>90 <text:s/>M <text:s text:c="3"/>27* Ray Lischner</text:p>
      <text:p text:style-name="Code"><text:s text:c="4"/>30 <text:s text:c="5"/>2 <text:s/>M <text:s text:c="3"/>22 <text:s/>Mick E. Mouse</text:p>
      <text:p text:style-name="Code"><text:s text:c="3"/>150 <text:s text:c="4"/>55 <text:s/>M <text:s text:c="3"/>24 <text:s/>A. Nony Lischner</text:p>
      <text:p text:style-name="Code">Mean BMI = 24.3</text:p>
      <text:p text:style-name="Code">Median BMI = 24</text:p>
      <text:p text:style-name="Code"/>
      <text:p text:style-name="Code">Female data</text:p>
      <text:p text:style-name="Code">Ht(cm) Wt(kg) Sex <text:s/>BMI <text:s/>Name</text:p>
      <text:p text:style-name="Code"><text:s text:c="3"/>120 <text:s text:c="4"/>42 <text:s/>F <text:s text:c="3"/>29* A. Nony Mouse</text:p>
      <text:p text:style-name="Code"><text:s text:c="3"/>250 <text:s text:c="3"/>130 <text:s/>F <text:s text:c="3"/>20 <text:s/>No One</text:p>
      <text:p text:style-name="Code">Mean BMI = 24.5</text:p>
      <text:p text:style-name="Code_20_Last">Median BMI = 24.5</text:p>
      <text:p text:style-name="Heading_20_1">Hints</text:p>
      <text:p text:style-name="Body_20_Text_20_First">Here are some hints, in case you need them:</text:p>
      <text:list text:style-name="L1">
        <text:list-item>
          <text:p text:style-name="P3">Keep track of the data in separate vectors, e.g., <text:span text:style-name="Code_20_Inline">heights</text:span>, <text:span text:style-name="Code_20_Inline">weights</text:span>, <text:span text:style-name="Code_20_Inline">sexes</text:span>, <text:span text:style-name="Code_20_Inline">names</text:span>, <text:span text:style-name="Code_20_Inline">bmis</text:span>.</text:p>
        </text:list-item>
        <text:list-item>
          <text:p text:style-name="P4">Use the native locale for all input and output.</text:p>
        </text:list-item>
        <text:list-item>
          <text:p text:style-name="P4">Divide the program into functions, e.g., <text:span text:style-name="Code_20_Inline">compute_bmi</text:span> to compute the BMI from weight and height.</text:p>
        </text:list-item>
        <text:list-item>
          <text:p text:style-name="P4">You can write this program using only techniques that we have covered so far, but if you know other techniques, feel free to use them. The next set of explorations will present languages features that will greatly facilitate writing this kind of program.</text:p>
        </text:list-item>
        <text:list-item>
          <text:p text:style-name="P5">The complete source code for my solution is available with the other files that accompany this book, but don’t peek until after you write the program yoursel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26 - Project 1: Body-Mass Index</dc:title>
    <dc:subject>Exploring C++</dc:subject>
    <meta:initial-creator>Ray Lischner</meta:initial-creator>
    <meta:creation-date>2006-03-30T10:01:31</meta:creation-date>
    <dc:creator>Ray Lischner</dc:creator>
    <dc:date>2006-10-16T09:47:27</dc:date>
    <dc:language>en-US</dc:language>
    <meta:editing-cycles>28</meta:editing-cycles>
    <meta:editing-duration>P1DT1H53M8S</meta:editing-duration>
    <meta:user-defined meta:name="codex-configfile">apress-cpp-dox.xml</meta:user-defined>
    <meta:user-defined meta:name="codex-chapter-number">26</meta:user-defined>
    <meta:user-defined meta:name="codex-doxygen"/>
    <meta:user-defined meta:name="Info 4"/>
    <meta:document-statistic meta:table-count="0" meta:image-count="0" meta:object-count="0" meta:page-count="2" meta:paragraph-count="64" meta:word-count="586" meta:character-count="3186"/>
  </office:meta>
</office:document-meta>
</file>